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 style:list-style-name="L1">
      <style:text-properties style:font-name="Calibri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 Briefs To Make</text:p>
      <text:p text:style-name="P1"/>
      <text:p text:style-name="P1"/>
      <text:p text:style-name="P3">List Ideas</text:p>
      <text:list xml:id="list2778755144288432804" text:style-name="L1">
        <text:list-item>
          <text:p text:style-name="P4">Cards</text:p>
        </text:list-item>
        <text:list-item>
          <text:p text:style-name="P4">Enemies / Encounters</text:p>
        </text:list-item>
        <text:list-item>
          <text:p text:style-name="P4">States/Relics</text:p>
        </text:list-item>
        <text:list-item>
          <text:p text:style-name="P4">Story Events</text:p>
        </text:list-item>
        <text:list-item>
          <text:p text:style-name="P4">Items</text:p>
        </text:list-item>
        <text:list-item>
          <text:p text:style-name="P4">Passives</text:p>
        </text:list-item>
        <text:list-item>
          <text:p text:style-name="P4">Core stats and attributes (strength, wisdom, power, etc)</text:p>
        </text:list-item>
        <text:list-item>
          <text:p text:style-name="P4">Starting deck / Char data class preset ide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9M51S</meta:editing-duration>
    <meta:editing-cycles>4</meta:editing-cycles>
    <meta:generator>OpenOffice/4.1.6$Win32 OpenOffice.org_project/416m1$Build-9790</meta:generator>
    <dc:date>2020-08-16T12:44:03.24</dc:date>
    <dc:creator>Black Will</dc:creator>
    <meta:document-statistic meta:table-count="0" meta:image-count="0" meta:object-count="0" meta:page-count="1" meta:paragraph-count="10" meta:word-count="39" meta:character-count="202"/>
    <meta:user-defined meta:name="Info 1"/>
    <meta:user-defined meta:name="Info 2"/>
    <meta:user-defined meta:name="Info 3"/>
    <meta:user-defined meta:name="Info 4"/>
  </office:meta>
</office:document-meta>
</file>